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orkspaceImpl.createWorkspace( String workspaceName , InputSource configTempl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orkspaceImpl.internalClone( String srcAbsPath , String destAbsPath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WorkspaceImpl.getEventJournal( int eventTypes , String absPath , boolean isDeep , String [ ] uuid , String [ ] nodeType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WorkspaceImpl.createItemStateManager( SharedItemStateManager sha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spaceImpl.getAccessibleWorkspac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orkspaceImpl.WorkspaceImpl( WorkspaceConfig wspConfig , SharedItemStateManager stateMgr , RepositoryImpl rep , SessionImpl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orkspaceImpl.getLockManag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orkspaceImpl.createEventStateCol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spaceImpl.createWorkspace( String name , String srcWorkspa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WorkspaceImpl.getHierarchy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spaceImpl.getQueryManage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WorkspaceImpl.internalCopy( String srcAbsPath , WorkspaceImpl srcWsp , String destAbsPath , int flag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WorkspaceImpl.copy( String srcWorkspace , String srcAbsPath , String destAbsPa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WorkspaceImpl.copy( String srcAbsPath , String destAbs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orkspaceImpl.move( String srcAbsPath , String destAbsPath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WorkspaceImpl.createWorkspac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orkspaceImpl.deleteWorkspac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orkspaceImpl.get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spaceImpl.getObservationManag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WorkspaceImpl.get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space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spaceImpl.getNodeTyp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orkspaceImpl.clone( String srcWorkspace , String srcAbsPath , String destAbsPath , boolean removeExisting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WorkspaceImpl.restore( Version [ ] versions , boolean removeExisting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8">
            <text:p text:style-name="Table_20_Contents">8</text:p>
          </table:table-cell>
          <table:table-cell office:value-type="float" office:value="63">
            <text:p text:style-name="Table_20_Contents">63</text:p>
          </table:table-cell>
        </table:table-row>
        <table:table-row>
          <table:table-cell office:value-type="string">
            <text:p text:style-name="Table_20_Contents">WorkspaceImpl.getImportContentHandler( String parentAbsPath , int uuidBehavio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WorkspaceImpl.getItemStat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spaceImpl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orkspaceImpl.getNamespaceRegis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orkspaceImpl.sanityChe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spaceImpl.select( VersionHistory versionHist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